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9.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9.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15.00%" fo:text-align="left" fo:margin-bottom="10.00pt"/>
    </style:style>
    <style:style style:name="P7" style:family="paragraph">
      <style:paragraph-properties fo:line-height="115.00%" fo:text-align="lef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bottom="10.00pt"/>
    </style:style>
    <style:style style:name="P10" style:family="paragraph">
      <style:paragraph-properties fo:line-height="115.00%" fo:text-align="left" fo:margin-bottom="10.00pt"/>
    </style:style>
    <style:style style:name="P11" style:family="paragraph">
      <style:paragraph-properties fo:line-height="115.00%" fo:text-align="left" fo:margin-bottom="10.00pt"/>
    </style:style>
  </office:automatic-styles>
  <office:body>
    <office:text>
      <text:p text:style-name="P1"><text:span text:style-name="T1">Instructie testen Cuvos:</text:span></text:p>
      <text:p text:style-name="P1"><text:span text:style-name="T2">-Installeer (indien nog nodig) Tomcat en verander in de map Cuvos het local.properties bestand:</text:span></text:p>
      <text:p text:style-name="P2"><text:span text:style-name="T2">Dit bestand wordt tijdens de build geladen door ant en de bovenste regel bepaald waarnaar de .war file wordt geschreven. Dit moet de webapps map zijn van binnen de tomcat-installatie map. Bij mij is die: deploy.dir=C:/Program Files/apache-tomcat-7.0.54/webapps <text:line-break/>Ter verduidelijking zal ik dit pad in de voorbeelden zetten waarin je dan je eigen pad kunt gebruiken als dit afwijkt van bovenstaande.</text:span></text:p>
      <text:p text:style-name="P3"><text:span text:style-name="T2">- Verwijder de map data in de hoofdmap Cuvos (rechtsklik - verwijderen). Hierdoor is de database leeg en kunnen we de database met een schone lei starten.</text:span></text:p>
      <text:p text:style-name="P4"><text:span text:style-name="T2">De database starten (via ant; versie 1.9, lager kan foutmelding geven):<text:line-break/>Ga op de command line eventueel eerst naar het juiste station door deze gevolgd door<text:s text:c="2"/>een ':' te typen, bijvoorbeeld "C:\Users\User_name&gt;D:". Ga vervolgens naar de juiste map mbv cd.<text:line-break/>D:\&gt;cd mapWaar\Cuvosproject\Staat\Cuvos</text:span></text:p>
      <text:p text:style-name="P5"><text:span text:style-name="T2">- Op de command line: ant -f cuvoshsqldb.xml starthsql </text:span></text:p>
      <text:p text:style-name="P5"><text:span text:style-name="T2">(dit is een target binnen de file (-f) cuvoshsqldb.xml, die via ant wordt aangeroepen)</text:span></text:p>
      <text:p text:style-name="P5"><text:span text:style-name="T2">Binnen dezelfde file staat een target die de database inhoud geeft. </text:span></text:p>
      <text:p text:style-name="P5"><text:span text:style-name="T2">- Op de command line: ant -f cuvoshsqldb.xml execddl</text:span></text:p>
      <text:p text:style-name="P5"><text:span text:style-name="T2">We hebben nu binnen het project Cuvos weer een map data die zojuist gevuld is met de testdata. Klaar voor deployment:</text:span></text:p>
      <text:p text:style-name="P6"><text:span text:style-name="T3">(Op dit moment kun je op de command line het volgende uitvoeren om te kijken of de database werkt met de klassen: ant test<text:line-break/>Dit geeft zowel output in het command line venster als een bestand in de map waar ook de build file staat.)</text:span></text:p>
      <text:p text:style-name="P7"><text:span text:style-name="T4">Binnen de map waar de build.xml file staat (Cuvos hoofdmap):</text:span></text:p>
      <text:p text:style-name="P7"><text:span text:style-name="T4">Op de command line: ant deploy</text:span></text:p>
      <text:p text:style-name="P7"><text:span text:style-name="T4">De .war file wordt geschreven naar Tomcat's webapps map (zie stap 1).</text:span></text:p>
      <text:p text:style-name="P7"><text:span text:style-name="T4">Nu kunnen we Tomcat starten en dan draait alles dat we nodig hebben:</text:span></text:p>
      <text:p text:style-name="P7"><text:span text:style-name="T4">Binnen de map waar Tomcat geinstalleerd is cd naar \bin:</text:span></text:p>
      <text:p text:style-name="P7"><text:span text:style-name="T4">-Op de commandline: C:/Program Files/apache-tomcat-7.0.54/bin&gt; startup.bat</text:span></text:p>
      <text:p text:style-name="P7"><text:span text:style-name="T4">(Om Tomcat weer af te sluiten shutdown.bat)</text:span></text:p>
      <text:p text:style-name="P8"><text:span text:style-name="T5">(Eventueel op de command line: ant springtest<text:line-break/>Hiermee controlleer je of het Springframework werkt. Wederom output op het scherm en in een bestand)</text:span></text:p>
      <text:p text:style-name="P10"><text:span text:style-name="T6">-Open nu een webbrowser en ga naar:<text:s/></text:span><text:a xlink:href="http://localhost:8080/cuvos/personenlijst.htm"><text:span text:style-name="T7">http://localhost:8080/cuvos/personenlijst.htm</text:span></text:a><text:span text:style-name="T8"><text:line-break/>Je kunt nu zelf wijzigingen aanbrengen in de database. Als je vervolgens de test weer zou uitvoeren, gebeurd dit met de gewijzigde database en krijg je dus andere namen te zien in de output.</text:span></text:p>
      <text:p text:style-name="P11"><text:span text:style-name="T9"/></text:p>
      <text:p text:style-name="P11"><text:span text:style-name="T10">Bijlage: Tomcat</text:span></text:p>
      <text:p text:style-name="P11"><text:span text:style-name="T11">B Starting and Stopping the Tomcat Server</text:span></text:p>
      <text:p text:style-name="P11"><text:span text:style-name="T12"/></text:p>
      <text:p text:style-name="P11"><text:span text:style-name="T13">This appendix describes how to start and stop the Tomcat server from a command line prompt as follows:</text:span></text:p>
      <text:p text:style-name="P11"><text:span text:style-name="T14"/></text:p>
      <text:p text:style-name="P11"><text:span text:style-name="T15"><text:s text:c="4"/>Go to the appropriate subdirectory of the EDQP Tomcat installation directory. The default directories are:</text:span></text:p>
      <text:p text:style-name="P11"><text:span text:style-name="T16"/></text:p>
      <text:p text:style-name="P11"><text:span text:style-name="T17"><text:s text:c="4"/>On Linux: /opt/Oracle/Middleware/opdq/server/tomcat/bin</text:span></text:p>
      <text:p text:style-name="P11"><text:span text:style-name="T18"/></text:p>
      <text:p text:style-name="P11"><text:span text:style-name="T19"><text:s text:c="4"/>On Windows: c:\Oracle\Middleware\opdq\server\tomcat\bin</text:span></text:p>
      <text:p text:style-name="P11"><text:span text:style-name="T20"/></text:p>
      <text:p text:style-name="P11"><text:span text:style-name="T21"><text:s text:c="4"/>Where server is the name of your Oracle DataLens Server.</text:span></text:p>
      <text:p text:style-name="P11"><text:span text:style-name="T22"/></text:p>
      <text:p text:style-name="P11"><text:span text:style-name="T23"><text:s text:c="4"/>Run the startup command:</text:span></text:p>
      <text:p text:style-name="P11"><text:span text:style-name="T24"/></text:p>
      <text:p text:style-name="P11"><text:span text:style-name="T25"><text:s text:c="4"/>On Linux: ./startup.sh</text:span></text:p>
      <text:p text:style-name="P11"><text:span text:style-name="T26"/></text:p>
      <text:p text:style-name="P11"><text:span text:style-name="T27"><text:s text:c="4"/>On Windows: % startup.bat</text:span></text:p>
      <text:p text:style-name="P11"><text:span text:style-name="T28"/></text:p>
      <text:p text:style-name="P11"><text:span text:style-name="T29">Verify that the service was started correctly by looking for the final server startup messages.</text:span></text:p>
      <text:p text:style-name="P11"><text:span text:style-name="T30"/></text:p>
      <text:p text:style-name="P11"><text:span text:style-name="T31">Likewise, the Tomcat Server can be stopped from the command line with the following command:</text:span></text:p>
      <text:p text:style-name="P11"><text:span text:style-name="T32"/></text:p>
      <text:p text:style-name="P11"><text:span text:style-name="T33">On Linux: ./shutdown.sh</text:span></text:p>
      <text:p text:style-name="P11"><text:span text:style-name="T34"/></text:p>
      <text:p text:style-name="P11"><text:span text:style-name="T35">On Windows: % shutdown.bat</text:span></text:p>
      <text:p text:style-name="P11"><text:span text:style-name="T36"/></text:p>
      <text:p text:style-name="P11"><text:span text:style-name="T37">This command line service directly corresponds to the Tomcat Server service that is used in the Services Tool. Any combination of dialog and command line commands can be used to start and stop the servic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